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66cm" draw:marker-end-width="0.66cm" draw:fill="solid" draw:fill-color="#ffffff" draw:textarea-horizontal-align="justify" draw:textarea-vertical-align="middle" draw:auto-grow-height="false" fo:padding-top="0.201cm" fo:padding-bottom="0.201cm" fo:padding-left="0.326cm" fo:padding-right="0.326cm" draw:shadow="visible" draw:shadow-offset-x="0.203cm" draw:shadow-offset-y="0.203cm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solid" draw:fill-color="#ffffff" draw:textarea-vertical-align="middle" draw:auto-grow-height="true" draw:auto-grow-width="false" fo:max-height="0cm" fo:min-height="1.423cm" fo:padding-top="0.201cm" fo:padding-bottom="0.201cm" fo:padding-left="0.326cm" fo:padding-right="0.326cm" draw:shadow="visible" draw:shadow-offset-x="0.203cm" draw:shadow-offset-y="0.203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2.064cm" fo:padding-top="0.176cm" fo:padding-bottom="0.176cm" fo:padding-left="0.301cm" fo:padding-right="0.301cm" draw:shadow="visible" draw:shadow-offset-x="0.203cm" draw:shadow-offset-y="0.203cm"/>
    </style:style>
    <style:style style:name="gr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5.62cm" fo:padding-top="0.176cm" fo:padding-bottom="0.176cm" fo:padding-left="0.301cm" fo:padding-right="0.301cm" draw:shadow="visible" draw:shadow-offset-x="0.203cm" draw:shadow-offset-y="0.203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solid" draw:fill-color="#ffffff" draw:auto-grow-height="true" draw:auto-grow-width="false" fo:max-height="0cm" fo:min-height="3.487cm" fo:padding-top="0.176cm" fo:padding-bottom="0.176cm" fo:padding-left="0.301cm" fo:padding-right="0.301cm" draw:shadow="visible" draw:shadow-offset-x="0.203cm" draw:shadow-offset-y="0.203cm"/>
    </style:style>
    <style:style style:name="gr7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479cm" fo:padding-top="0.125cm" fo:padding-bottom="0.125cm" fo:padding-left="0.25cm" fo:padding-right="0.25cm" draw:shadow="visible" draw:shadow-offset-x="0.102cm" draw:shadow-offset-y="0.10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width="0cm" svg:stroke-color="#000000" draw:marker-start-width="0.204cm" draw:marker-end-width="0.204cm" draw:fill="solid" draw:fill-color="#ffffff" draw:textarea-vertical-align="middle" draw:auto-grow-height="true" draw:auto-grow-width="false" fo:max-height="0cm" fo:min-height="0.634cm" fo:padding-top="0.125cm" fo:padding-bottom="0.125cm" fo:padding-left="0.25cm" fo:padding-right="0.25cm" draw:shadow="visible" draw:shadow-offset-x="0.102cm" draw:shadow-offset-y="0.102cm"/>
    </style:style>
    <style:style style:name="gr10" style:family="graphic" style:parent-style-name="standard">
      <style:graphic-properties draw:stroke="dash" draw:stroke-dash="Fine_20_Dashed" svg:stroke-width="0.102cm" svg:stroke-color="#b2b2b2" draw:marker-start-width="0.509cm" draw:marker-end-width="0.509cm" draw:fill="solid" draw:fill-color="#ffffff" draw:opacity="100%" draw:auto-grow-height="true" draw:auto-grow-width="false" fo:max-height="0cm" fo:min-height="2.377cm" fo:padding-top="0.176cm" fo:padding-bottom="0.176cm" fo:padding-left="0.301cm" fo:padding-right="0.301cm" draw:shadow="visible" draw:shadow-offset-x="0.203cm" draw:shadow-offset-y="0.203cm" draw:shadow-opacity="10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cm"/>
    </style:style>
    <style:style style:name="gr12" style:family="graphic" style:parent-style-name="standard">
      <style:graphic-properties draw:stroke="solid" svg:stroke-width="0.152cm" svg:stroke-color="#000000" draw:marker-start-width="0.659cm" draw:marker-end-width="0.659cm" draw:fill="none" draw:fill-color="#ffffff" draw:textarea-vertical-align="middle" draw:auto-grow-height="true" draw:auto-grow-width="false" fo:max-height="0cm" fo:min-height="3.754cm" fo:padding-top="0.201cm" fo:padding-bottom="0.201cm" fo:padding-left="0.326cm" fo:padding-right="0.326cm"/>
    </style:style>
    <style:style style:name="gr1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textarea-vertical-align="middle" draw:auto-grow-height="true" draw:auto-grow-width="false" fo:max-height="0cm" fo:min-height="8.111cm" fo:padding-top="0.201cm" fo:padding-bottom="0.201cm" fo:padding-left="0.326cm" fo:padding-right="0.32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solid" draw:fill-color="#ffffff" draw:opacity="100%"/>
      <style:text-properties fo:color="#b2b2b2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b2b2b2"/>
    </style:style>
    <style:style style:name="T8" style:family="text">
      <style:text-properties fo:color="#b2b2b2" fo:font-size="14pt" fo:font-weight="normal" style:font-size-asian="14pt" style:font-weight-asian="normal" style:font-size-complex="14pt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Symbola" style:font-name-asian="Symbola" style:font-name-complex="Symbo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146cm" svg:height="14.231cm" svg:x="1.094cm" svg:y="4.2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954cm" svg:height="1.825cm" svg:x="7.782cm" svg:y="1.652cm">
          <draw:text-box>
            <text:p text:style-name="P2"><text:span text:style-name="T1">Telescope control: AZALEA (TB24)</text:span></text:p>
            <text:p text:style-name="P2"><text:span text:style-name="T1">Local network: 192.168.24.</text:span><text:span text:style-name="T2">xxx</text:span></text:p>
          </draw:text-box>
        </draw:frame>
        <draw:frame draw:style-name="gr3" draw:text-style-name="P4" xml:id="id3" draw:id="id3" draw:layer="layout" svg:width="7.142cm" svg:height="2.416cm" svg:x="5.812cm" svg:y="4.696cm">
          <draw:text-box>
            <text:p>Terminal PC</text:p>
            <text:list text:style-name="L2">
              <text:list-item>
                <text:p><text:span text:style-name="T3">fhltb24 (192.168.24.3)</text:span></text:p>
              </text:list-item>
              <text:list-item>
                <text:p><text:span text:style-name="T4">Ubuntu 18.04 (teleuser)</text:span></text:p>
              </text:list-item>
            </text:list>
          </draw:text-box>
        </draw:frame>
        <draw:line draw:style-name="gr4" draw:text-style-name="P5" draw:layer="layout" svg:x1="2.032cm" svg:y1="9.06cm" svg:x2="27.178cm" svg:y2="9.06cm">
          <text:p/>
        </draw:line>
        <draw:frame draw:style-name="gr5" draw:text-style-name="P4" xml:id="id2" draw:id="id2" draw:layer="layout" svg:width="6.588cm" svg:height="5.972cm" svg:x="2.048cm" svg:y="11.046cm">
          <draw:text-box>
            <text:p>RunControl PC</text:p>
            <text:list text:style-name="L2">
              <text:list-item>
                <text:p><text:span text:style-name="T3">fhlrcazalea (192.168.24.1)</text:span></text:p>
              </text:list-item>
              <text:list-item>
                <text:p><text:span text:style-name="T4">Ubuntu 18.04 (teleuser)</text:span></text:p>
              </text:list-item>
              <text:list-item>
                <text:p><text:span text:style-name="T4">EUDAQ2: </text:span><text:span text:style-name="T4"><text:line-break/></text:span><text:span text:style-name="T5">EuRun, LogCollector, DataCollector, OnlineMonitor, NiProducer, TLUProducer, ...</text:span></text:p>
              </text:list-item>
              <text:list-item>
                <text:p><text:span text:style-name="T4">/data (internal TB-RAID)</text:span></text:p>
              </text:list-item>
            </text:list>
          </draw:text-box>
        </draw:frame>
        <draw:frame draw:style-name="gr6" draw:text-style-name="P4" xml:id="id5" draw:id="id5" draw:layer="layout" svg:width="6.826cm" svg:height="4.394cm" svg:x="9.684cm" svg:y="11.04cm">
          <draw:text-box>
            <text:p>NI crate</text:p>
            <text:list text:style-name="L2">
              <text:list-item>
                <text:p><text:span text:style-name="T3">fhlrcazalea (192.168.24.2)</text:span></text:p>
              </text:list-item>
              <text:list-item>
                <text:p><text:span text:style-name="T4">Win7 (teleuser)</text:span></text:p>
              </text:list-item>
              <text:list-item>
                <text:p><text:span text:style-name="T4">MimosaDAQ (JTAG, LabView, power)</text:span></text:p>
              </text:list-item>
            </text:list>
            <text:list text:style-name="L3">
              <text:list-item>
                <text:p><text:span text:style-name="T4">PI Control Software</text:span></text:p>
              </text:list-item>
            </text:list>
          </draw:text-box>
        </draw:frame>
        <draw:frame draw:style-name="gr7" draw:text-style-name="P6" xml:id="id1" draw:id="id1" draw:layer="layout" svg:width="2.579cm" svg:height="0.729cm" draw:transform="rotate (0.786968959724243) translate (6.096cm 9.645cm)">
          <draw:text-box>
            <text:p text:style-name="P2"><text:span text:style-name="T6">ssh ... </text:span></text:p>
          </draw:text-box>
        </draw:frame>
        <draw:connector draw:style-name="gr8" draw:text-style-name="P5" draw:layer="layout" draw:type="line" svg:x1="6.354cm" svg:y1="9.902cm" svg:x2="5.342cm" svg:y2="11.046cm" draw:start-shape="id1" draw:start-glue-point="3" draw:end-shape="id2" svg:d="M6354 9902l-1012 1144" svg:viewBox="0 0 1013 1145">
          <text:p/>
        </draw:connector>
        <draw:connector draw:style-name="gr8" draw:text-style-name="P5" draw:layer="layout" draw:type="line" svg:x1="8.175cm" svg:y1="8.075cm" svg:x2="9.383cm" svg:y2="7.112cm" draw:start-shape="id1" draw:start-glue-point="1" draw:end-shape="id3" draw:end-glue-point="2" svg:d="M8175 8075l1208-963" svg:viewBox="0 0 1209 964">
          <text:p/>
        </draw:connector>
        <draw:frame draw:style-name="gr9" draw:text-style-name="P6" xml:id="id4" draw:id="id4" draw:layer="layout" svg:width="2.721cm" svg:height="0.884cm" draw:transform="rotate (-0.708952742160097) translate (10.736cm 7.874cm)">
          <draw:text-box>
            <text:p text:style-name="P2"><text:span text:style-name="T6">Remmina</text:span></text:p>
          </draw:text-box>
        </draw:frame>
        <draw:connector draw:style-name="gr8" draw:text-style-name="P5" draw:layer="layout" draw:type="line" svg:x1="12.514cm" svg:y1="9.981cm" svg:x2="13.097cm" svg:y2="11.04cm" draw:start-shape="id4" draw:start-glue-point="1" draw:end-shape="id5" svg:d="M12514 9981l583 1059" svg:viewBox="0 0 584 1060">
          <text:p/>
        </draw:connector>
        <draw:connector draw:style-name="gr8" draw:text-style-name="P5" draw:layer="layout" draw:type="line" svg:x1="10.448cm" svg:y1="8.209cm" svg:x2="9.383cm" svg:y2="7.112cm" draw:start-shape="id4" draw:start-glue-point="3" draw:end-shape="id3" draw:end-glue-point="2" svg:d="M10448 8209l-1065-1097" svg:viewBox="0 0 1066 1098">
          <text:p/>
        </draw:connector>
        <draw:frame draw:style-name="gr10" draw:text-style-name="P7" draw:layer="layout" svg:width="5.334cm" svg:height="2.729cm" svg:x="18.142cm" svg:y="11.092cm">
          <draw:text-box>
            <text:p><text:span text:style-name="T7">Users PCs</text:span></text:p>
            <text:list text:style-name="L2">
              <text:list-item>
                <text:p><text:span text:style-name="T8">192.168.24.(&gt;100)</text:span></text:p>
              </text:list-item>
              <text:list-item>
                <text:p><text:span text:style-name="T8">OS ...</text:span></text:p>
              </text:list-item>
              <text:list-item>
                <text:p><text:span text:style-name="T8">EUDAQ: ...</text:span></text:p>
              </text:list-item>
            </text:list>
          </draw:text-box>
        </draw:frame>
        <draw:frame draw:style-name="gr10" draw:text-style-name="P7" draw:layer="layout" svg:width="5.334cm" svg:height="2.729cm" svg:x="18.142cm" svg:y="4.75cm">
          <draw:text-box>
            <text:p><text:span text:style-name="T7">Users PCs</text:span></text:p>
            <text:list text:style-name="L2">
              <text:list-item>
                <text:p><text:span text:style-name="T8">192.168.24.(&gt;100)</text:span></text:p>
              </text:list-item>
              <text:list-item>
                <text:p><text:span text:style-name="T8">OS ...</text:span></text:p>
              </text:list-item>
              <text:list-item>
                <text:p><text:span text:style-name="T8">EUDAQ: ...</text:span></text:p>
              </text:list-item>
            </text:list>
          </draw:text-box>
        </draw:frame>
        <draw:frame draw:style-name="gr11" draw:text-style-name="P8" draw:layer="layout" svg:width="22.223cm" svg:height="0.962cm" svg:x="4.233cm" svg:y="19.304cm">
          <draw:text-box>
            <text:p><text:span text:style-name="T9">https://tblogs.desy.de/TB24/, <text:s/></text:span><text:span text:style-name="T9"><text:a xlink:href="mailto:telescope-coor@desy.de" xlink:type="simple">telescope-coor@desy.de</text:a></text:span><text:span text:style-name="T9">, </text:span><text:span text:style-name="T9"><text:a xlink:href="mailto:telescope-support@desy.de" xlink:type="simple">telescope-support@desy.de</text:a></text:span><text:span text:style-name="T9">, </text:span><text:span text:style-name="T10">October 2019</text:span></text:p>
          </draw:text-box>
        </draw:frame>
        <draw:frame draw:style-name="gr12" draw:text-style-name="P9" draw:layer="layout" svg:width="2.286cm" svg:height="4.156cm" svg:x="23.954cm" svg:y="4.256cm">
          <draw:text-box>
            <text:p text:style-name="P2"><text:span text:style-name="T1">TB</text:span></text:p>
            <text:p text:style-name="P2"><text:span text:style-name="T1">Hut</text:span></text:p>
            <text:p text:style-name="P2"/>
            <text:p text:style-name="P2"><text:span text:style-name="T11">☎</text:span></text:p>
            <text:p text:style-name="P2">-3724</text:p>
          </draw:text-box>
        </draw:frame>
        <draw:frame draw:style-name="gr13" draw:text-style-name="P9" draw:layer="layout" svg:width="2.286cm" svg:height="8.513cm" svg:x="23.954cm" svg:y="9.907cm">
          <draw:text-box>
            <text:p text:style-name="P2"><text:span text:style-name="T1">TB Area</text:span></text:p>
            <text:p text:style-name="P2"><text:span text:style-name="T1"/></text:p>
            <text:p text:style-name="P2"><text:span text:style-name="T11">☎</text:span></text:p>
            <text:p text:style-name="P2">-4924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5:22:03.958909630</meta:creation-date>
    <dc:date>2019-10-28T10:39:15.148341449</dc:date>
    <meta:editing-duration>PT4H59M31S</meta:editing-duration>
    <meta:editing-cycles>18</meta:editing-cycles>
    <meta:generator>LibreOffice/6.0.7.3$Linux_X86_64 LibreOffice_project/00m0$Build-3</meta:generator>
    <meta:document-statistic meta:object-count="40"/>
  </office:meta>
</office:document-meta>
</file>